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bleau3" style:family="table">
      <style:table-properties style:width="23.846cm" fo:margin-left="0.083cm" table:align="left"/>
    </style:style>
    <style:style style:name="Tableau3.A" style:family="table-column">
      <style:table-column-properties style:column-width="8.599cm"/>
    </style:style>
    <style:style style:name="Tableau3.B" style:family="table-column">
      <style:table-column-properties style:column-width="10.186cm"/>
    </style:style>
    <style:style style:name="Tableau3.C" style:family="table-column">
      <style:table-column-properties style:column-width="5.061cm"/>
    </style:style>
    <style:style style:name="Tableau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fo:background-color="#cccccc" fo:padding="0.097cm" fo:border="0.05pt solid #000000">
        <style:background-image/>
      </style:table-cell-properties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3" style:family="table-row">
      <style:table-row-properties style:min-row-height="6.089cm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 officeooo:rsid="00ec9425" officeooo:paragraph-rsid="001c9c8a"/>
    </style:style>
    <style:style style:name="P2" style:family="paragraph" style:parent-style-name="Standard">
      <style:text-properties style:font-name="Arial" officeooo:rsid="00ec9425" officeooo:paragraph-rsid="009010ed"/>
    </style:style>
    <style:style style:name="P3" style:family="paragraph" style:parent-style-name="Standard">
      <style:text-properties style:font-name="Arial" officeooo:rsid="01044be6" officeooo:paragraph-rsid="001c9c8a"/>
    </style:style>
    <style:style style:name="P4" style:family="paragraph" style:parent-style-name="Standard">
      <style:text-properties style:font-name="Arial" officeooo:rsid="001c9c8a" officeooo:paragraph-rsid="001c9c8a"/>
    </style:style>
    <style:style style:name="P5" style:family="paragraph" style:parent-style-name="Standard">
      <style:text-properties style:font-name="Arial" officeooo:paragraph-rsid="001c9c8a"/>
    </style:style>
    <style:style style:name="P6" style:family="paragraph" style:parent-style-name="Standard">
      <style:text-properties style:font-name="Arial" officeooo:rsid="0021918e" officeooo:paragraph-rsid="0021918e"/>
    </style:style>
    <style:style style:name="P7" style:family="paragraph" style:parent-style-name="Standard">
      <style:text-properties style:font-name="Arial" fo:font-weight="bold" officeooo:rsid="00ec9425" officeooo:paragraph-rsid="001e558f" style:font-weight-asian="bold" style:font-weight-complex="bold"/>
    </style:style>
    <style:style style:name="P8" style:family="paragraph" style:parent-style-name="Standard">
      <style:text-properties style:font-name="Arial" fo:font-weight="bold" officeooo:rsid="001ca456" officeooo:paragraph-rsid="001ca456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ede2fd" officeooo:paragraph-rsid="001c9c8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weight="bold" officeooo:rsid="001f0433" officeooo:paragraph-rsid="001f0433" style:font-weight-asian="bold" style:font-weight-complex="bold"/>
    </style:style>
    <style:style style:name="P11" style:family="paragraph" style:parent-style-name="Table_20_Contents">
      <style:text-properties style:font-name="Arial" officeooo:rsid="002081be" officeooo:paragraph-rsid="006ad69f"/>
    </style:style>
    <style:style style:name="P12" style:family="paragraph" style:parent-style-name="Table_20_Contents">
      <style:text-properties style:font-name="Arial" officeooo:rsid="002081be" officeooo:paragraph-rsid="00928faa"/>
    </style:style>
    <style:style style:name="P13" style:family="paragraph" style:parent-style-name="Table_20_Contents">
      <style:text-properties style:font-name="Arial" officeooo:rsid="002766c5" officeooo:paragraph-rsid="0031d309"/>
    </style:style>
    <style:style style:name="P14" style:family="paragraph" style:parent-style-name="Table_20_Contents">
      <style:text-properties style:font-name="Arial" officeooo:rsid="002766c5" officeooo:paragraph-rsid="006e35de"/>
    </style:style>
    <style:style style:name="P15" style:family="paragraph" style:parent-style-name="Table_20_Contents">
      <style:text-properties style:font-name="Arial" officeooo:rsid="002973ff" officeooo:paragraph-rsid="006ad69f"/>
    </style:style>
    <style:style style:name="P16" style:family="paragraph" style:parent-style-name="Table_20_Contents">
      <style:text-properties style:font-name="Arial" officeooo:rsid="002f3efb" officeooo:paragraph-rsid="00572ccb"/>
    </style:style>
    <style:style style:name="P17" style:family="paragraph" style:parent-style-name="Table_20_Contents">
      <style:text-properties style:font-name="Arial" officeooo:rsid="0058502b" officeooo:paragraph-rsid="005b65a5"/>
    </style:style>
    <style:style style:name="P18" style:family="paragraph" style:parent-style-name="Table_20_Contents">
      <style:text-properties style:font-name="Arial" officeooo:rsid="0058502b" officeooo:paragraph-rsid="005dae7d"/>
    </style:style>
    <style:style style:name="P19" style:family="paragraph" style:parent-style-name="Table_20_Contents">
      <style:text-properties style:font-name="Arial" officeooo:rsid="0058502b" officeooo:paragraph-rsid="00807d8f"/>
    </style:style>
    <style:style style:name="P20" style:family="paragraph" style:parent-style-name="Table_20_Contents">
      <style:text-properties style:font-name="Arial" officeooo:rsid="0058502b" officeooo:paragraph-rsid="0082457c"/>
    </style:style>
    <style:style style:name="P21" style:family="paragraph" style:parent-style-name="Table_20_Contents">
      <style:text-properties style:font-name="Arial" officeooo:rsid="0058502b" officeooo:paragraph-rsid="00885530"/>
    </style:style>
    <style:style style:name="P22" style:family="paragraph" style:parent-style-name="Table_20_Contents">
      <style:text-properties style:font-name="Arial" officeooo:rsid="0059925a" officeooo:paragraph-rsid="0059925a"/>
    </style:style>
    <style:style style:name="P23" style:family="paragraph" style:parent-style-name="Table_20_Contents">
      <style:text-properties style:font-name="Arial" officeooo:rsid="0059925a" officeooo:paragraph-rsid="005b65a5"/>
    </style:style>
    <style:style style:name="P24" style:family="paragraph" style:parent-style-name="Table_20_Contents">
      <style:text-properties style:font-name="Arial" officeooo:rsid="0059925a" officeooo:paragraph-rsid="009689bd"/>
    </style:style>
    <style:style style:name="P25" style:family="paragraph" style:parent-style-name="Table_20_Contents">
      <style:text-properties style:font-name="Arial" officeooo:rsid="00600a4a" officeooo:paragraph-rsid="00600a4a"/>
    </style:style>
    <style:style style:name="P26" style:family="paragraph" style:parent-style-name="Table_20_Contents">
      <style:text-properties style:font-name="Arial" officeooo:rsid="00690feb" officeooo:paragraph-rsid="00690feb"/>
    </style:style>
    <style:style style:name="P27" style:family="paragraph" style:parent-style-name="Table_20_Contents">
      <style:text-properties style:font-name="Arial" officeooo:rsid="00690feb" officeooo:paragraph-rsid="006c17f6"/>
    </style:style>
    <style:style style:name="P28" style:family="paragraph" style:parent-style-name="Table_20_Contents">
      <style:text-properties style:font-name="Arial" officeooo:rsid="00690feb" officeooo:paragraph-rsid="006daed7"/>
    </style:style>
    <style:style style:name="P29" style:family="paragraph" style:parent-style-name="Table_20_Contents">
      <style:text-properties style:font-name="Arial" officeooo:rsid="00714c44" officeooo:paragraph-rsid="00714c44"/>
    </style:style>
    <style:style style:name="P30" style:family="paragraph" style:parent-style-name="Table_20_Contents">
      <style:text-properties style:font-name="Arial" officeooo:rsid="0072f00b" officeooo:paragraph-rsid="0072f00b"/>
    </style:style>
    <style:style style:name="P31" style:family="paragraph" style:parent-style-name="Table_20_Contents">
      <style:text-properties style:font-name="Arial" officeooo:rsid="0072f00b" officeooo:paragraph-rsid="007b7468"/>
    </style:style>
    <style:style style:name="P32" style:family="paragraph" style:parent-style-name="Table_20_Contents">
      <style:text-properties style:font-name="Arial" officeooo:rsid="009894ea" officeooo:paragraph-rsid="009894ea"/>
    </style:style>
    <style:style style:name="P33" style:family="paragraph" style:parent-style-name="Table_20_Contents">
      <style:text-properties style:font-name="Arial" officeooo:rsid="00928faa" officeooo:paragraph-rsid="00807d8f"/>
    </style:style>
    <style:style style:name="P34" style:family="paragraph" style:parent-style-name="Table_20_Contents">
      <style:text-properties style:font-name="Arial" officeooo:rsid="00928faa" officeooo:paragraph-rsid="00928faa"/>
    </style:style>
    <style:style style:name="P35" style:family="paragraph" style:parent-style-name="Table_20_Contents">
      <style:text-properties style:font-name="Arial" officeooo:rsid="00a8966d" officeooo:paragraph-rsid="00a8966d"/>
    </style:style>
    <style:style style:name="P36" style:family="paragraph" style:parent-style-name="Table_20_Contents">
      <style:text-properties style:font-name="Arial" officeooo:rsid="00a999e0" officeooo:paragraph-rsid="00a999e0"/>
    </style:style>
    <style:style style:name="P37" style:family="paragraph" style:parent-style-name="Standard">
      <style:text-properties officeooo:paragraph-rsid="001c9c8a"/>
    </style:style>
    <style:style style:name="P38" style:family="paragraph" style:parent-style-name="Table_20_Contents">
      <style:text-properties officeooo:paragraph-rsid="006c17f6"/>
    </style:style>
    <style:style style:name="P39" style:family="paragraph" style:parent-style-name="Table_20_Contents">
      <style:text-properties officeooo:paragraph-rsid="00917f11"/>
    </style:style>
    <style:style style:name="P40" style:family="paragraph" style:parent-style-name="Table_20_Contents">
      <style:text-properties officeooo:paragraph-rsid="00928faa"/>
    </style:style>
    <style:style style:name="P41" style:family="paragraph" style:parent-style-name="Table_20_Contents">
      <style:text-properties officeooo:paragraph-rsid="00981679"/>
    </style:style>
    <style:style style:name="P42" style:family="paragraph" style:parent-style-name="Table_20_Contents">
      <style:text-properties officeooo:paragraph-rsid="005dae7d"/>
    </style:style>
    <style:style style:name="P43" style:family="paragraph" style:parent-style-name="Table_20_Contents">
      <style:text-properties officeooo:paragraph-rsid="00600a4a"/>
    </style:style>
    <style:style style:name="P44" style:family="paragraph" style:parent-style-name="Table_20_Contents">
      <style:text-properties officeooo:rsid="00a13cdd" officeooo:paragraph-rsid="00a13cdd"/>
    </style:style>
    <style:style style:name="P45" style:family="paragraph" style:parent-style-name="Table_20_Contents">
      <style:text-properties officeooo:rsid="00a13cdd" officeooo:paragraph-rsid="00a330a7"/>
    </style:style>
    <style:style style:name="P46" style:family="paragraph" style:parent-style-name="Table_20_Contents">
      <style:text-properties officeooo:paragraph-rsid="00a13cdd"/>
    </style:style>
    <style:style style:name="P47" style:family="paragraph" style:parent-style-name="Table_20_Contents">
      <style:text-properties style:font-name="Arial" officeooo:rsid="00ad156d" officeooo:paragraph-rsid="00ad156d"/>
    </style:style>
    <style:style style:name="P48" style:family="paragraph" style:parent-style-name="Table_20_Contents">
      <style:text-properties style:font-name="Arial" officeooo:rsid="00af695c" officeooo:paragraph-rsid="00af695c"/>
    </style:style>
    <style:style style:name="P49" style:family="paragraph" style:parent-style-name="Table_20_Contents">
      <style:text-properties style:font-name="Arial" officeooo:rsid="00b28a55" officeooo:paragraph-rsid="00b28a55"/>
    </style:style>
    <style:style style:name="T1" style:family="text">
      <style:text-properties officeooo:rsid="0025a5ff"/>
    </style:style>
    <style:style style:name="T2" style:family="text">
      <style:text-properties officeooo:rsid="00298d48"/>
    </style:style>
    <style:style style:name="T3" style:family="text">
      <style:text-properties style:font-name="Arial"/>
    </style:style>
    <style:style style:name="T4" style:family="text">
      <style:text-properties style:font-name="Arial" officeooo:rsid="0058502b"/>
    </style:style>
    <style:style style:name="T5" style:family="text">
      <style:text-properties style:font-name="Arial" officeooo:rsid="005dae7d"/>
    </style:style>
    <style:style style:name="T6" style:family="text">
      <style:text-properties style:font-name="Arial" officeooo:rsid="006c17f6"/>
    </style:style>
    <style:style style:name="T7" style:family="text">
      <style:text-properties style:font-name="Arial" officeooo:rsid="007ca323"/>
    </style:style>
    <style:style style:name="T8" style:family="text">
      <style:text-properties style:font-name="Arial" officeooo:rsid="00ec9425"/>
    </style:style>
    <style:style style:name="T9" style:family="text">
      <style:text-properties style:font-name="Arial" officeooo:rsid="009010ed"/>
    </style:style>
    <style:style style:name="T10" style:family="text">
      <style:text-properties style:font-name="Arial" officeooo:rsid="0023b328"/>
    </style:style>
    <style:style style:name="T11" style:family="text">
      <style:text-properties style:font-name="Arial" officeooo:rsid="00572ccb"/>
    </style:style>
    <style:style style:name="T12" style:family="text">
      <style:text-properties style:font-name="Arial" style:text-underline-style="solid" style:text-underline-width="auto" style:text-underline-color="font-color" fo:font-weight="bold" officeooo:rsid="0023b328" style:font-weight-asian="bold" style:font-weight-complex="bold"/>
    </style:style>
    <style:style style:name="T13" style:family="text">
      <style:text-properties style:font-name="Arial" fo:font-weight="bold" officeooo:rsid="0023b328" style:font-weight-asian="bold" style:font-weight-complex="bold"/>
    </style:style>
    <style:style style:name="T14" style:family="text">
      <style:text-properties style:font-name="Arial" fo:font-weight="bold" officeooo:rsid="00a13cdd" style:font-weight-asian="bold" style:font-weight-complex="bold"/>
    </style:style>
    <style:style style:name="T15" style:family="text">
      <style:text-properties style:font-name="Arial" officeooo:rsid="00917f11"/>
    </style:style>
    <style:style style:name="T16" style:family="text">
      <style:text-properties style:font-name="Arial" officeooo:rsid="00807d8f"/>
    </style:style>
    <style:style style:name="T17" style:family="text">
      <style:text-properties style:font-name="Arial" officeooo:rsid="00928faa"/>
    </style:style>
    <style:style style:name="T18" style:family="text">
      <style:text-properties style:font-name="Arial" officeooo:rsid="002973ff"/>
    </style:style>
    <style:style style:name="T19" style:family="text">
      <style:text-properties style:font-name="Arial" officeooo:rsid="00298d48"/>
    </style:style>
    <style:style style:name="T20" style:family="text">
      <style:text-properties style:font-name="Arial" officeooo:rsid="002081be"/>
    </style:style>
    <style:style style:name="T21" style:family="text">
      <style:text-properties style:font-name="Arial" officeooo:rsid="0025a5ff"/>
    </style:style>
    <style:style style:name="T22" style:family="text">
      <style:text-properties style:font-name="Arial" officeooo:rsid="00981679"/>
    </style:style>
    <style:style style:name="T23" style:family="text">
      <style:text-properties style:font-name="Arial" officeooo:rsid="009bc3e5"/>
    </style:style>
    <style:style style:name="T24" style:family="text">
      <style:text-properties style:font-name="Arial" officeooo:rsid="00600a4a"/>
    </style:style>
    <style:style style:name="T25" style:family="text">
      <style:text-properties style:font-name="Arial" officeooo:rsid="009c16cc"/>
    </style:style>
    <style:style style:name="T26" style:family="text">
      <style:text-properties style:font-name="Arial" officeooo:rsid="00a13cdd"/>
    </style:style>
    <style:style style:name="T27" style:family="text">
      <style:text-properties style:font-name="Arial" officeooo:rsid="00a330a7"/>
    </style:style>
    <style:style style:name="T28" style:family="text">
      <style:text-properties style:font-name="Arial" officeooo:rsid="00a38b59"/>
    </style:style>
    <style:style style:name="T29" style:family="text">
      <style:text-properties style:font-name="Arial" officeooo:rsid="00a5f5cc"/>
    </style:style>
    <style:style style:name="T30" style:family="text">
      <style:text-properties officeooo:rsid="004a67c3"/>
    </style:style>
    <style:style style:name="T31" style:family="text">
      <style:text-properties officeooo:rsid="0052edfa"/>
    </style:style>
    <style:style style:name="T32" style:family="text">
      <style:text-properties officeooo:rsid="0055a98e"/>
    </style:style>
    <style:style style:name="T33" style:family="text">
      <style:text-properties officeooo:rsid="00572ccb"/>
    </style:style>
    <style:style style:name="T34" style:family="text">
      <style:text-properties fo:font-weight="normal" style:font-weight-asian="normal" style:font-weight-complex="normal"/>
    </style:style>
    <style:style style:name="T35" style:family="text">
      <style:text-properties fo:font-weight="normal" officeooo:rsid="0072f00b" style:font-weight-asian="normal" style:font-weight-complex="normal"/>
    </style:style>
    <style:style style:name="T36" style:family="text">
      <style:text-properties officeooo:rsid="0058502b"/>
    </style:style>
    <style:style style:name="T37" style:family="text">
      <style:text-properties officeooo:rsid="005ab396"/>
    </style:style>
    <style:style style:name="T38" style:family="text">
      <style:text-properties officeooo:rsid="005b65a5"/>
    </style:style>
    <style:style style:name="T39" style:family="text">
      <style:text-properties officeooo:rsid="005ccc57"/>
    </style:style>
    <style:style style:name="T40" style:family="text">
      <style:text-properties officeooo:rsid="005dae7d"/>
    </style:style>
    <style:style style:name="T41" style:family="text">
      <style:text-properties officeooo:rsid="00600a4a"/>
    </style:style>
    <style:style style:name="T42" style:family="text">
      <style:text-properties officeooo:rsid="006542fa"/>
    </style:style>
    <style:style style:name="T43" style:family="text">
      <style:text-properties officeooo:rsid="006ad69f"/>
    </style:style>
    <style:style style:name="T44" style:family="text">
      <style:text-properties officeooo:rsid="006c17f6"/>
    </style:style>
    <style:style style:name="T45" style:family="text">
      <style:text-properties officeooo:rsid="0072f00b"/>
    </style:style>
    <style:style style:name="T46" style:family="text">
      <style:text-properties officeooo:rsid="0079e997"/>
    </style:style>
    <style:style style:name="T47" style:family="text">
      <style:text-properties officeooo:rsid="007ca323"/>
    </style:style>
    <style:style style:name="T48" style:family="text">
      <style:text-properties officeooo:rsid="00807d8f"/>
    </style:style>
    <style:style style:name="T49" style:family="text">
      <style:text-properties officeooo:rsid="00885530"/>
    </style:style>
    <style:style style:name="T50" style:family="text">
      <style:text-properties officeooo:rsid="009010ed"/>
    </style:style>
    <style:style style:name="T51" style:family="text">
      <style:text-properties officeooo:rsid="00928faa"/>
    </style:style>
    <style:style style:name="T52" style:family="text">
      <style:text-properties officeooo:rsid="0093b3bb"/>
    </style:style>
    <style:style style:name="T53" style:family="text">
      <style:text-properties officeooo:rsid="0094af0b"/>
    </style:style>
    <style:style style:name="T54" style:family="text">
      <style:text-properties officeooo:rsid="009a8488"/>
    </style:style>
    <style:style style:name="T55" style:family="text">
      <style:text-properties officeooo:rsid="009d0d07"/>
    </style:style>
    <style:style style:name="T56" style:family="text">
      <style:text-properties officeooo:rsid="009e545e"/>
    </style:style>
    <style:style style:name="T57" style:family="text">
      <style:text-properties officeooo:rsid="00a38b59"/>
    </style:style>
    <style:style style:name="T5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59" style:family="text">
      <style:text-properties fo:font-size="16pt" fo:font-style="italic" fo:font-weight="bold" officeooo:rsid="001c9c8a" style:font-size-asian="16pt" style:font-style-asian="italic" style:font-weight-asian="bold" style:font-size-complex="16pt" style:font-style-complex="italic" style:font-weight-complex="bold"/>
    </style:style>
    <style:style style:name="T60" style:family="text">
      <style:text-properties fo:font-size="16pt" fo:font-style="italic" fo:font-weight="bold" officeooo:rsid="009010ed" style:font-size-asian="16pt" style:font-style-asian="italic" style:font-weight-asian="bold" style:font-size-complex="16pt" style:font-style-complex="italic" style:font-weight-complex="bold"/>
    </style:style>
    <style:style style:name="T61" style:family="text">
      <style:text-properties fo:font-size="16pt" fo:font-style="italic" fo:font-weight="bold" officeooo:rsid="0051308b" style:font-size-asian="16pt" style:font-style-asian="italic" style:font-weight-asian="bold" style:font-size-complex="16pt" style:font-style-complex="italic" style:font-weight-complex="bold"/>
    </style:style>
    <style:style style:name="T62" style:family="text">
      <style:text-properties fo:font-weight="bold" officeooo:rsid="00a38b59" style:font-weight-asian="bold" style:font-weight-complex="bold"/>
    </style:style>
    <style:style style:name="T63" style:family="text">
      <style:text-properties officeooo:rsid="00adad69"/>
    </style:style>
    <style:style style:name="T64" style:family="text">
      <style:text-properties officeooo:rsid="00b0b7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58">Titre : Plan de tests de validation </text:span><text:span text:style-name="T59">de la version 2 (V2.0, V2.1 </text:span><text:span text:style-name="T60">et V2.2</text:span><text:span text:style-name="T59">) de l’application Web « </text:span><text:span text:style-name="T61">E-quizine</text:span><text:span text:style-name="T59"> Manager »</text:span></text:p>
      <text:p text:style-name="P1"/>
      <text:p text:style-name="P37"><text:span text:style-name="T8">Date de création du plan de tests : <text:tab/></text:span><text:span text:style-name="T9">20/</text:span><text:span text:style-name="T8">09/</text:span><text:span text:style-name="T9">2</text:span><text:span text:style-name="T29">2</text:span></text:p>
      <text:p text:style-name="P6">Dernière date de modification du plan de tests : <text:span text:style-name="T50">18</text:span>/1<text:span text:style-name="T50">1/22</text:span></text:p>
      <text:p text:style-name="P3">Version du plan de tests : V<text:span text:style-name="T30">2</text:span></text:p>
      <text:p text:style-name="P1">Auteur : V.MARC</text:p>
      <text:p text:style-name="P4">Sprint : Sprint <text:span text:style-name="T31">2 (Versions 2.0, 2.1 </text:span><text:span text:style-name="T50">et 2.2</text:span><text:span text:style-name="T31">)</text:span></text:p>
      <text:p text:style-name="P4"/>
      <text:p text:style-name="P7">Date de passage des tests :<text:tab/><text:tab/><text:span text:style-name="T63">05/12/22</text:span></text:p>
      <text:p text:style-name="P8">URL de l’application Web testée : https://obiwan.univ-brest.fr/difal3/zamilab00/dev/CodeIgniter/index.php</text:p>
      <text:p text:style-name="P8">Nom du développeur de l’application Web testée : <text:span text:style-name="T63">Abdelaziz </text:span><text:span text:style-name="T64">Amil</text:span></text:p>
      <text:p text:style-name="P8">Nom du testeur : <text:span text:style-name="T63">Louane Meurlet</text:span></text:p>
      <text:p text:style-name="P1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1841323806624">
          <table:table-cell table:style-name="Tableau3.A1" office:value-type="string">
            <text:p text:style-name="P9">Opération</text:p>
          </table:table-cell>
          <table:table-cell table:style-name="Tableau3.A1" office:value-type="string">
            <text:p text:style-name="P9">Résultat attendu</text:p>
          </table:table-cell>
          <table:table-cell table:style-name="Tableau3.C1" office:value-type="string">
            <text:p text:style-name="P9">Résultat du test</text:p>
            <text:p text:style-name="P10">+</text:p>
            <text:p text:style-name="P10">commentaires</text:p>
          </table:table-cell>
        </table:table-row>
        <table:table-row table:style-name="TableLine1841323806080">
          <table:table-cell table:style-name="Tableau3.A2" office:value-type="string">
            <text:p text:style-name="P16">Dans <text:span text:style-name="T32">son espace privé, le formateur connecté clique sur <text:s/></text:span>la rubrique « <text:span text:style-name="T33">Matchs</text:span> » <text:span text:style-name="T32">du menu.</text:span></text:p>
          </table:table-cell>
          <table:table-cell table:style-name="Tableau3.B2" office:value-type="string">
            <text:p text:style-name="P39"><text:span text:style-name="T11">L</text:span><text:span text:style-name="T10">e formateur peut alors visualiser sous forme d'un tableau </text:span><text:span text:style-name="T12">tous</text:span><text:span text:style-name="T13"> les quiz actifs</text:span><text:span text:style-name="T10"> (titre/description/auteur) </text:span><text:span text:style-name="T15">et leurs matchs associés, s’il y en a </text:span><text:span text:style-name="T10">(titre/</text:span><text:span text:style-name="T15">dates</text:span><text:span text:style-name="T10">/auteur). </text:span><text:span text:style-name="T28">Si un quiz est incomplet (aucune question associée), le message « Quiz incomplet » est affiché.</text:span></text:p>
            <text:p text:style-name="P46"><text:span text:style-name="T14">Sur chaque ligne de match dont l’auteur est le formateur connecté</text:span><text:span text:style-name="T26">, </text:span><text:span text:style-name="T27">il y a</text:span><text:span text:style-name="T26"> :</text:span></text:p>
            <text:p text:style-name="P44"><text:span text:style-name="T3">- </text:span><text:span text:style-name="T27">un hyperlien permettant </text:span><text:span text:style-name="T3">de cliquer sur l’intitulé ou le code du match,</text:span></text:p>
            <text:p text:style-name="P44"><text:span text:style-name="T3">- </text:span><text:span text:style-name="T27">un bouton / une icône pour</text:span><text:span text:style-name="T3"> supprimer le match,</text:span></text:p>
            <text:p text:style-name="P45"><text:span text:style-name="T3">- </text:span><text:span text:style-name="T27">un bouton / une icône pour </text:span><text:span text:style-name="T3">activer / désactiver ce match,</text:span></text:p>
            <text:p text:style-name="P45"><text:span text:style-name="T3">- </text:span><text:span text:style-name="T27">un bouton / une icône pour le remettre à zéro.</text:span></text:p>
          </table:table-cell>
          <table:table-cell table:style-name="Tableau3.C2" office:value-type="string">
            <text:p text:style-name="P35">Ok <text:s/></text:p>
          </table:table-cell>
        </table:table-row>
        <table:table-row table:style-name="Tableau3.3">
          <table:table-cell table:style-name="Tableau3.A3" office:value-type="string">
            <text:p text:style-name="P19">Dans la rubrique « Matchs », le formateur sélectionne un <text:span text:style-name="T51">match et clique sur un hyperlien </text:span><text:span text:style-name="T52">associé au match choisi</text:span>.</text:p>
          </table:table-cell>
          <table:table-cell table:style-name="Tableau3.B3" office:value-type="string">
            <text:p text:style-name="P40"><text:span text:style-name="T16">Une page affichant </text:span><text:span text:style-name="T17">le match sélectionné </text:span><text:span text:style-name="T16">s’ouvre. </text:span><text:span text:style-name="T17">Dans l’URL, le code du match de 8 caractères apparaît. </text:span><text:span text:style-name="T18">Les données du match s’affichent </text:span><text:soft-page-break/><text:span text:style-name="T18">correctement sur la page (pour être vidéo-projetée</text:span><text:span text:style-name="T17">s</text:span><text:span text:style-name="T18">, par exemple) </text:span><text:span text:style-name="T19">avec :</text:span></text:p>
            <text:p text:style-name="P40"><text:span text:style-name="T20">- </text:span><text:span text:style-name="T21">les données du match (</text:span><text:span text:style-name="T17">l’intitulé du quiz et celui du match,</text:span><text:span text:style-name="T21"> le code du match…),</text:span></text:p>
            <text:p text:style-name="P12"><text:span text:style-name="T17">- </text:span><text:span text:style-name="T1">le questionnaire composée de questions, c’est à dire une question et les choix de réponses associées.</text:span></text:p>
            <text:p text:style-name="P33">- si le match n’est pas fini (date de fin à NULL), après l’affichage des des données du match, un bouton « Terminer le match » est affiché (mais pas actif car la terminaison d’un match est demandée dans le sprint 3),</text:p>
            <text:p text:style-name="P34">- si le match est fini (date de fin non NULL), avant ou après l’affichage des données du match, le score final et total en % du match est affiché.</text:p>
          </table:table-cell>
          <table:table-cell table:style-name="Tableau3.C3" office:value-type="string">
            <text:p text:style-name="P36">Ok pas de%score</text:p>
            <text:p text:style-name="P36"/>
            <text:p text:style-name="P47">pas de bouton terminer</text:p>
          </table:table-cell>
        </table:table-row>
        <table:table-row table:style-name="TableLine1841323809616">
          <table:table-cell table:style-name="Tableau3.A4" office:value-type="string">
            <text:p text:style-name="P20"><text:span text:style-name="T48">Sur la page affichant tous les </text:span><text:span text:style-name="T51">quiz / </text:span><text:span text:style-name="T48"><text:s/>matchs, le formateur</text:span> appuie sur un bouton « Créer un match ».</text:p>
          </table:table-cell>
          <table:table-cell table:style-name="Tableau3.B4" office:value-type="string">
            <text:p text:style-name="P19">Un formulaire d’ajout de match s’ouvre <text:span text:style-name="T57">et propose l’ajout d’un nouveau match à partir d’un quiz existant </text:span><text:span text:style-name="T62">et complet</text:span><text:span text:style-name="T57">.</text:span></text:p>
          </table:table-cell>
          <table:table-cell table:style-name="Tableau3.C4" office:value-type="string">
            <text:p text:style-name="P36">Ok <text:s text:c="2"/></text:p>
          </table:table-cell>
        </table:table-row>
        <table:table-row table:style-name="TableLine1841323812880">
          <table:table-cell table:style-name="Tableau3.A5" office:value-type="string">
            <text:p text:style-name="P22">Le formateur remplit correctement le formulaire d’ajout d’un match pour un quiz actif et complet.</text:p>
          </table:table-cell>
          <table:table-cell table:style-name="Tableau3.B5" office:value-type="string">
            <text:p text:style-name="P22"><text:span text:style-name="T37">Un</text:span> nouveau match est créé <text:span text:style-name="T37">(avec génération de son code </text:span><text:span text:style-name="T53">de 8 caractères</text:span><text:span text:style-name="T37">)</text:span> et s’affiche dans la liste des quiz / matchs de la rubrique de gestion des matchs.</text:p>
          </table:table-cell>
          <table:table-cell table:style-name="Tableau3.C5" office:value-type="string">
            <text:p text:style-name="P36">ok</text:p>
          </table:table-cell>
        </table:table-row>
        <table:table-row table:style-name="TableLine1841323815328">
          <table:table-cell table:style-name="Tableau3.A6" office:value-type="string">
            <text:p text:style-name="P23">Le formateur <text:span text:style-name="T38">ne </text:span>remplit <text:span text:style-name="T38">pas </text:span>correctement le formulaire d’ajout d’un match pour un quiz actif et complet.</text:p>
          </table:table-cell>
          <table:table-cell table:style-name="Tableau3.B6" office:value-type="string">
            <text:p text:style-name="P17">Un message d’erreur « <text:span text:style-name="T39">Veuillez remplir correctement le formulaire</text:span> » s’affiche <text:span text:style-name="T39">et le formulaire est ré-affiché.</text:span></text:p>
          </table:table-cell>
          <table:table-cell table:style-name="Tableau3.C6" office:value-type="string">
            <text:p text:style-name="P36">Ok <text:s/></text:p>
          </table:table-cell>
        </table:table-row>
        <table:table-row table:style-name="TableLine1841323815872">
          <table:table-cell table:style-name="Tableau3.A7" office:value-type="string">
            <text:p text:style-name="P21">Dans la rubrique « Matchs », le formateur appuie sur <text:span text:style-name="T55">le</text:span> bouton « <text:span text:style-name="T49">Créer</text:span> un match » <text:span text:style-name="T55">et choisit de l</text:span><text:span text:style-name="T56">ui </text:span><text:span text:style-name="T55">associer à un quiz dont il n’est pas l’auteur</text:span>.</text:p>
          </table:table-cell>
          <table:table-cell table:style-name="Tableau3.B7" office:value-type="string">
            <text:p text:style-name="P24"><text:span text:style-name="T37">Un</text:span> nouveau match est créé <text:span text:style-name="T37">(avec génération de son code </text:span><text:span text:style-name="T53">de 8 caractères</text:span><text:span text:style-name="T37">)</text:span> et s’affiche dans la liste des quiz / matchs de la rubrique de gestion des matchs.</text:p>
          </table:table-cell>
          <table:table-cell table:style-name="Tableau3.C7" office:value-type="string">
            <text:p text:style-name="P36">ok</text:p>
          </table:table-cell>
        </table:table-row>
        <table:table-row table:style-name="TableLine1841323837360">
          <table:table-cell table:style-name="Tableau3.A9" office:value-type="string">
            <text:p text:style-name="P18">Dans la rubrique « Matchs », le formateur sélectionne un <text:span text:style-name="T40">de ses</text:span> <text:span text:style-name="T40">matchs </text:span>et appuie sur un bouton « <text:span text:style-name="T41">Supprimer</text:span> ».</text:p>
          </table:table-cell>
          <table:table-cell table:style-name="Tableau3.B9" office:value-type="string">
            <text:p text:style-name="P25">Le match <text:s/>choisi est supprimé <text:span text:style-name="T42">(+ toutes les données associées)</text:span> et n’apparaît plus dans la liste des quiz / matchs.</text:p>
          </table:table-cell>
          <table:table-cell table:style-name="Tableau3.C9" office:value-type="string">
            <text:p text:style-name="P36">Ok <text:s/></text:p>
          </table:table-cell>
        </table:table-row>
        <table:table-row table:style-name="TableLine1841323833552">
          <table:table-cell table:style-name="Tableau3.A9" office:value-type="string">
            <text:p text:style-name="P41"><text:span text:style-name="T4">Dans la rubrique « Matchs », le formateur sélectionne un </text:span><text:span text:style-name="T5">de ses</text:span><text:span text:style-name="T4"> </text:span><text:span text:style-name="T5">matchs </text:span><text:span text:style-name="T4">et appuie sur </text:span><text:soft-page-break/><text:span text:style-name="T4">un bouton « </text:span><text:span text:style-name="T22">Remettre à zéro (RAZ)</text:span><text:span text:style-name="T4"> ».</text:span></text:p>
          </table:table-cell>
          <table:table-cell table:style-name="Tableau3.B9" office:value-type="string">
            <text:p text:style-name="P32">La date de fin du match est remise à NULL et la date de début <text:span text:style-name="T54">est positionnée</text:span> à une date à venir (ex : à la <text:soft-page-break/>date du lendemain du jour de la manipulation). Les joueurs associés au match sont tous supprimés.</text:p>
          </table:table-cell>
          <table:table-cell table:style-name="Tableau3.C9" office:value-type="string">
            <text:p text:style-name="P36">Ok <text:s/></text:p>
          </table:table-cell>
        </table:table-row>
        <table:table-row table:style-name="TableLine1841323824304">
          <table:table-cell table:style-name="Tableau3.A10" office:value-type="string">
            <text:p text:style-name="P42"><text:span text:style-name="T4">Dans la rubrique « Matchs », le formateur sélectionne un </text:span><text:span text:style-name="T5">de ses</text:span><text:span text:style-name="T4"> </text:span><text:span text:style-name="T5">matchs </text:span><text:span text:style-name="T4">et appuie sur un bouton « </text:span><text:span text:style-name="T23">Activer / Désactiver</text:span><text:span text:style-name="T4"> ».</text:span></text:p>
          </table:table-cell>
          <table:table-cell table:style-name="Tableau3.B10" office:value-type="string">
            <text:p text:style-name="P43"><text:span text:style-name="T24">Le match <text:s/>choisi est </text:span><text:span text:style-name="T25">activé / désactivé</text:span><text:span text:style-name="T24">.</text:span></text:p>
          </table:table-cell>
          <table:table-cell table:style-name="Tableau3.C10" office:value-type="string">
            <text:p text:style-name="P36">Ok <text:s/></text:p>
          </table:table-cell>
        </table:table-row>
        <table:table-row table:style-name="TableLine1841323828384">
          <table:table-cell table:style-name="Tableau3.A14" office:value-type="string">
            <text:p text:style-name="P26">Sur la page d’accueil de l’application Web, un joueur saisit un code de match (existant) dans le champ de saisie prévu à cet effet <text:span text:style-name="T43">et saisit un pseudo de son choix dans un autre champ de saisie</text:span> <text:span text:style-name="T43">et appuie sur un bouton « Jouer ».</text:span></text:p>
          </table:table-cell>
          <table:table-cell table:style-name="Tableau3.B11" office:value-type="string">
            <text:p text:style-name="P15">Les données du match s’affichent correctement sur la page <text:span text:style-name="T2">avec :</text:span></text:p>
            <text:p text:style-name="P11">- <text:span text:style-name="T1">les données du match (son intitulé, le code du match…),</text:span></text:p>
            <text:p text:style-name="P11">- <text:span text:style-name="T1">le questionnaire composée de questions, c’est à dire une question et les choix de réponses associées.</text:span></text:p>
          </table:table-cell>
          <table:table-cell table:style-name="Tableau3.C11" office:value-type="string">
            <text:p text:style-name="P36">ok</text:p>
          </table:table-cell>
        </table:table-row>
        <table:table-row table:style-name="TableLine1841323827024">
          <table:table-cell table:style-name="Tableau3.A14" office:value-type="string">
            <text:p text:style-name="P27">Sur la page d’accueil de l’application Web, un joueur saisit un code de match (<text:span text:style-name="T44">in</text:span>existant) dans le champ de saisie prévu à cet effet <text:span text:style-name="T43">et appuie sur un bouton « Jouer ».</text:span></text:p>
          </table:table-cell>
          <table:table-cell table:style-name="Tableau3.B12" office:value-type="string">
            <text:p text:style-name="P38"><text:span text:style-name="T4">Un message d’erreur « </text:span><text:span text:style-name="T6">C</text:span><text:span text:style-name="T4">ode de match non existant » </text:span><text:span text:style-name="T7">s’affiche</text:span><text:span text:style-name="T4"> et la page d'accueil est rechargée</text:span><text:span text:style-name="T5">.</text:span></text:p>
          </table:table-cell>
          <table:table-cell table:style-name="Tableau3.C12" office:value-type="string">
            <text:p text:style-name="P36">Ok <text:s/></text:p>
          </table:table-cell>
        </table:table-row>
        <table:table-row table:style-name="TableLine1841323828112">
          <table:table-cell table:style-name="Tableau3.A14" office:value-type="string">
            <text:p text:style-name="P28">Sur la page d’accueil de l’application Web, un joueur saisit un code de match (existant) dans le champ de saisie prévu à cet effet <text:span text:style-name="T43">et saisit un pseudo (déjà existant) dans un autre champ de saisie</text:span> <text:span text:style-name="T43">et appuie sur un bouton « Jouer ».</text:span></text:p>
          </table:table-cell>
          <table:table-cell table:style-name="Tableau3.B13" office:value-type="string">
            <text:p text:style-name="P14"><text:span text:style-name="T36">Un message d’erreur « </text:span>pseudo déjà utilisé » <text:span text:style-name="T47">s’affiche et la page d'accueil est rechargée.</text:span></text:p>
          </table:table-cell>
          <table:table-cell table:style-name="Tableau3.C13" office:value-type="string">
            <text:p text:style-name="P36">Ok <text:s/></text:p>
          </table:table-cell>
        </table:table-row>
        <table:table-row table:style-name="TableLine1841323822944">
          <table:table-cell table:style-name="Tableau3.A14" office:value-type="string">
            <text:p text:style-name="P29">Le joueur <text:span text:style-name="T45">répond (ou non) aux questions du quiz associé au match choisi puis appuie sur le bouton « Terminer ».</text:span></text:p>
          </table:table-cell>
          <table:table-cell table:style-name="Tableau3.B14" office:value-type="string">
            <text:p text:style-name="P31">Le score final du joueur (% <text:span text:style-name="T46">de bonnes réponses données par rapport au nombre total de bonnes réponses</text:span>) s’affiche.</text:p>
          </table:table-cell>
          <table:table-cell table:style-name="Tableau3.C14" office:value-type="string">
            <text:p text:style-name="P48">ok</text:p>
          </table:table-cell>
        </table:table-row>
        <table:table-row table:style-name="TableLine1841323837088">
          <table:table-cell table:style-name="Tableau3.A15" office:value-type="string">
            <text:p text:style-name="P30">Une fois que le joueur a terminé son match, il peut choisir d’appuyer sur le bouton « Voir les bonnes réponses », s’il y en a un.</text:p>
          </table:table-cell>
          <table:table-cell table:style-name="Tableau3.B15" office:value-type="string">
            <text:p text:style-name="P13"><text:span text:style-name="T45">Le</text:span> <text:span text:style-name="T45">questionnaire associé au match est affiché</text:span> <text:span text:style-name="T34">avec les bonnes réponses </text:span><text:span text:style-name="T35">mises en évidence.</text:span></text:p>
          </table:table-cell>
          <table:table-cell table:style-name="Tableau3.C15" office:value-type="string">
            <text:p text:style-name="P49">Pas de correction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1-09T09:22:41.558598280</meta:creation-date>
    <dc:date>2022-12-05T23:18:03.537000000</dc:date>
    <meta:editing-duration>PT9H21M36S</meta:editing-duration>
    <meta:editing-cycles>120</meta:editing-cycles>
    <meta:generator>LibreOffice/7.2.1.2$Windows_X86_64 LibreOffice_project/87b77fad49947c1441b67c559c339af8f3517e22</meta:generator>
    <meta:document-statistic meta:table-count="1" meta:image-count="0" meta:object-count="0" meta:page-count="3" meta:paragraph-count="69" meta:word-count="979" meta:character-count="5378" meta:non-whitespace-character-count="4445"/>
  </office:meta>
</office:document-meta>
</file>